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Helvetica1" svg:font-family="Helvetica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7882in" svg:y="6.1783in">
            <draw:object draw:notify-on-update-of-ranges="Sheet1.A1:Sheet1.A1 Sheet1.A2:Sheet1.A59 Sheet1.B1:Sheet1.B1 Sheet1.B2:Sheet1.B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% Network Available</text:p>
          </table:table-cell>
        </table:table-row>
        <table:table-row table:style-name="ro1">
          <table:table-cell office:value-type="float" office:value="0.111111" calcext:value-type="float">
            <text:p>0.11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222" calcext:value-type="float">
            <text:p>0.2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,0.42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4444" calcext:value-type="float">
            <text:p>0.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5556" calcext:value-type="float">
            <text:p>0.55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7778" calcext:value-type="float">
            <text:p>0.777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889" calcext:value-type="float">
            <text:p>0.88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8020358888873" calcext:value-type="float">
            <text:p>0.5180203589</text:p>
          </table:table-cell>
        </table:table-row>
        <table:table-row table:style-name="ro1">
          <table:table-cell office:value-type="float" office:value="1.111111" calcext:value-type="float">
            <text:p>1.111111</text:p>
          </table:table-cell>
          <table:table-cell office:value-type="float" office:value="4.69183025199999" calcext:value-type="float">
            <text:p>4.691830252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4.57623765999999" calcext:value-type="float">
            <text:p>4.57623766</text:p>
          </table:table-cell>
        </table:table-row>
        <table:table-row table:style-name="ro1">
          <table:table-cell office:value-type="float" office:value="1.142857" calcext:value-type="float">
            <text:p>1.142857</text:p>
          </table:table-cell>
          <table:table-cell office:value-type="float" office:value="4.36279886999999" calcext:value-type="float">
            <text:p>4.36279887</text:p>
          </table:table-cell>
        </table:table-row>
        <table:table-row table:style-name="ro1">
          <table:table-cell office:value-type="float" office:value="1.166667" calcext:value-type="float">
            <text:p>1.166667</text:p>
          </table:table-cell>
          <table:table-cell office:value-type="float" office:value="4.35042351799999" calcext:value-type="float">
            <text:p>4.35042351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.55534246399998" calcext:value-type="float">
            <text:p>4.55534246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0.517285432" calcext:value-type="float">
            <text:p>10.517285432</text:p>
          </table:table-cell>
        </table:table-row>
        <table:table-row table:style-name="ro1">
          <table:table-cell office:value-type="float" office:value="1.285714" calcext:value-type="float">
            <text:p>1.285714</text:p>
          </table:table-cell>
          <table:table-cell office:value-type="float" office:value="16.209046002" calcext:value-type="float">
            <text:p>16.209046002</text:p>
          </table:table-cell>
        </table:table-row>
        <table:table-row table:style-name="ro1">
          <table:table-cell office:value-type="float" office:value="1.333333" calcext:value-type="float">
            <text:p>1.333333</text:p>
          </table:table-cell>
          <table:table-cell office:value-type="float" office:value="10.31774051" calcext:value-type="float">
            <text:p>10.3177405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.7479038280001" calcext:value-type="float">
            <text:p>16.747903828</text:p>
          </table:table-cell>
        </table:table-row>
        <table:table-row table:style-name="ro1">
          <table:table-cell office:value-type="float" office:value="1.428571" calcext:value-type="float">
            <text:p>1.428571</text:p>
          </table:table-cell>
          <table:table-cell office:value-type="float" office:value="53.1144669440001" calcext:value-type="float">
            <text:p>53.11446694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5.0249835526665" calcext:value-type="float">
            <text:p>25.024983552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3.3431659600001" calcext:value-type="float">
            <text:p>53.34316596</text:p>
          </table:table-cell>
        </table:table-row>
        <table:table-row table:style-name="ro1">
          <table:table-cell office:value-type="float" office:value="1.666667" calcext:value-type="float">
            <text:p>1.666667</text:p>
          </table:table-cell>
          <table:table-cell office:value-type="float" office:value="52.8722125999997" calcext:value-type="float">
            <text:p>52.872212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52.7348323380001" calcext:value-type="float">
            <text:p>52.734832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.4919006676005" calcext:value-type="float">
            <text:p>52.4919006676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97.7084056859995" calcext:value-type="float">
            <text:p>97.708405686</text:p>
          </table:table-cell>
        </table:table-row>
        <table:table-row table:style-name="ro1">
          <table:table-cell office:value-type="float" office:value="2.333333" calcext:value-type="float">
            <text:p>2.333333</text:p>
          </table:table-cell>
          <table:table-cell office:value-type="float" office:value="89.1107228859996" calcext:value-type="float">
            <text:p>89.11072288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5.9098672509999" calcext:value-type="float">
            <text:p>75.909867251</text:p>
          </table:table-cell>
        </table:table-row>
        <table:table-row table:style-name="ro1">
          <table:table-cell office:value-type="float" office:value="2.666667" calcext:value-type="float">
            <text:p>2.666667</text:p>
          </table:table-cell>
          <table:table-cell office:value-type="float" office:value="97.7312825019995" calcext:value-type="float">
            <text:p>97.731282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8311087033339" calcext:value-type="float">
            <text:p>67.8311087033</text:p>
          </table:table-cell>
        </table:table-row>
        <table:table-row table:style-name="ro1">
          <table:table-cell office:value-type="float" office:value="3.333333" calcext:value-type="float">
            <text:p>3.333333</text:p>
          </table:table-cell>
          <table:table-cell office:value-type="float" office:value="98.0488709979995" calcext:value-type="float">
            <text:p>98.04887099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7.7389015519995" calcext:value-type="float">
            <text:p>97.738901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.646623739" calcext:value-type="float">
            <text:p>75.64662373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8.0488709979995" calcext:value-type="float">
            <text:p>98.048870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.8090608310006" calcext:value-type="float">
            <text:p>93.8090608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.7049718619995" calcext:value-type="float">
            <text:p>97.7049718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0413231559995" calcext:value-type="float">
            <text:p>98.041323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0488709979995" calcext:value-type="float">
            <text:p>98.0488709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0488709979995" calcext:value-type="float">
            <text:p>98.0488709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0488709979995" calcext:value-type="float">
            <text:p>98.048870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Helvetica1" svg:font-family="Helvetic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Helvetica" fo:language="en" fo:country="US" style:font-name-asian="Helvetica1" style:language-asian="zh" style:country-asian="CN" style:font-name-complex="Arial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mes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Helvetic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5T23:54:42.102471017</dc:date>
    <dc:creator>Nathan Burow</dc:creator>
    <meta:document-statistic meta:table-count="1" meta:cell-count="118" meta:object-count="1"/>
    <meta:generator>LibreOffice/4.1.0.4$Linux_X86_64 LibreOffice_project/410m0$Build-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68cm" svg:y="0.316cm" chart:style-name="ch2">
          <text:p>Compromise Time / Detect Time vs % Network Available</text:p>
        </chart:title>
        <chart:subtitle svg:x="4.12cm" svg:y="1.308cm" chart:style-name="ch3">
          <text:p>100 Nodes - Max 6 Connections per Node</text:p>
        </chart:subtitle>
        <chart:plot-area chart:style-name="ch4" table:cell-range-address="Sheet1.A1:Sheet1.B59" chart:data-source-has-labels="row" svg:x="1.362cm" svg:y="2.381cm" svg:width="13.998cm" svg:height="5.427cm">
          <chartooo:coordinate-region svg:x="2.174cm" svg:y="2.596cm" svg:width="12.997cm" svg:height="4.534cm"/>
          <chart:axis chart:dimension="x" chart:name="primary-x" chart:style-name="ch5">
            <chart:title svg:x="7.916cm" svg:y="7.989cm" chart:style-name="ch6">
              <text:p>Ratio</text:p>
            </chart:title>
          </chart:axis>
          <chart:axis chart:dimension="y" chart:name="primary-y" chart:style-name="ch5">
            <chart:title svg:x="0.451cm" svg:y="6.649cm" chart:style-name="ch7">
              <text:p>% Network Available</text:p>
            </chart:title>
            <chart:grid chart:style-name="ch8" chart:class="major"/>
          </chart:axis>
          <chart:series chart:style-name="ch9" chart:values-cell-range-address="Sheet1.B2:Sheet1.B59" chart:label-cell-address="Sheet1.B1:Sheet1.B1" chart:class="chart:scatter">
            <chart:domain table:cell-range-address="Sheet1.A2:Sheet1.A59"/>
            <chart:data-point chart:repeated="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% Network Availabl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111">
                <text:p>0.111111</text:p>
                <draw:g>
                  <svg:desc>Sheet1.A2:Sheet1.A59</svg:desc>
                </draw:g>
              </table:table-cell>
              <table:table-cell office:value-type="float" office:value="0">
                <text:p>0</text:p>
                <draw:g>
                  <svg:desc>Sheet1.B2:Sheet1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857">
                <text:p>0.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667">
                <text:p>0.1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222">
                <text:p>0.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714">
                <text:p>0.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">
                <text:p>0.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4444">
                <text:p>0.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5556">
                <text:p>0.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1429">
                <text:p>0.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6667">
                <text:p>0.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14286">
                <text:p>0.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7778">
                <text:p>0.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3333">
                <text:p>0.8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7143">
                <text:p>0.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8889">
                <text:p>0.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518020358888873">
                <text:p>0.5180203588888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11111">
                <text:p>1.111111</text:p>
              </table:table-cell>
              <table:table-cell office:value-type="float" office:value="4.69183025199999">
                <text:p>4.691830251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25">
                <text:p>1.125</text:p>
              </table:table-cell>
              <table:table-cell office:value-type="float" office:value="4.57623765999999">
                <text:p>4.57623765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42857">
                <text:p>1.142857</text:p>
              </table:table-cell>
              <table:table-cell office:value-type="float" office:value="4.36279886999999">
                <text:p>4.36279886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66667">
                <text:p>1.166667</text:p>
              </table:table-cell>
              <table:table-cell office:value-type="float" office:value="4.35042351799999">
                <text:p>4.350423517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4.55534246399998">
                <text:p>4.555342463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">
                <text:p>1.25</text:p>
              </table:table-cell>
              <table:table-cell office:value-type="float" office:value="10.517285432">
                <text:p>10.5172854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85714">
                <text:p>1.285714</text:p>
              </table:table-cell>
              <table:table-cell office:value-type="float" office:value="16.209046002">
                <text:p>16.209046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33333">
                <text:p>1.333333</text:p>
              </table:table-cell>
              <table:table-cell office:value-type="float" office:value="10.31774051">
                <text:p>10.317740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">
                <text:p>1.4</text:p>
              </table:table-cell>
              <table:table-cell office:value-type="float" office:value="16.7479038280001">
                <text:p>16.747903828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28571">
                <text:p>1.428571</text:p>
              </table:table-cell>
              <table:table-cell office:value-type="float" office:value="53.1144669440001">
                <text:p>53.114466944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">
                <text:p>1.5</text:p>
              </table:table-cell>
              <table:table-cell office:value-type="float" office:value="25.0249835526665">
                <text:p>25.0249835526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">
                <text:p>1.6</text:p>
              </table:table-cell>
              <table:table-cell office:value-type="float" office:value="53.3431659600001">
                <text:p>53.34316596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6667">
                <text:p>1.666667</text:p>
              </table:table-cell>
              <table:table-cell office:value-type="float" office:value="52.8722125999997">
                <text:p>52.8722125999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5">
                <text:p>1.75</text:p>
              </table:table-cell>
              <table:table-cell office:value-type="float" office:value="52.7348323380001">
                <text:p>52.734832338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52.4919006676005">
                <text:p>52.4919006676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5">
                <text:p>2.25</text:p>
              </table:table-cell>
              <table:table-cell office:value-type="float" office:value="97.7084056859995">
                <text:p>97.7084056859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33333">
                <text:p>2.333333</text:p>
              </table:table-cell>
              <table:table-cell office:value-type="float" office:value="89.1107228859996">
                <text:p>89.1107228859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">
                <text:p>2.5</text:p>
              </table:table-cell>
              <table:table-cell office:value-type="float" office:value="75.9098672509999">
                <text:p>75.909867250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6667">
                <text:p>2.666667</text:p>
              </table:table-cell>
              <table:table-cell office:value-type="float" office:value="97.7312825019995">
                <text:p>97.7312825019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67.8311087033339">
                <text:p>67.8311087033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33333">
                <text:p>3.333333</text:p>
              </table:table-cell>
              <table:table-cell office:value-type="float" office:value="98.0488709979995">
                <text:p>98.0488709979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5">
                <text:p>3.5</text:p>
              </table:table-cell>
              <table:table-cell office:value-type="float" office:value="97.7389015519995">
                <text:p>97.7389015519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75.646623739">
                <text:p>75.6466237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">
                <text:p>4.5</text:p>
              </table:table-cell>
              <table:table-cell office:value-type="float" office:value="98.0488709979995">
                <text:p>98.0488709979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93.8090608310006">
                <text:p>93.8090608310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97.7049718619995">
                <text:p>97.7049718619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98.0413231559995">
                <text:p>98.0413231559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98.0488709979995">
                <text:p>98.0488709979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98.0488709979995">
                <text:p>98.0488709979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98.0488709979995">
                <text:p>98.0488709979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